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5bb6" officeooo:paragraph-rsid="000d5bb6"/>
    </style:style>
    <style:style style:name="P2" style:family="paragraph" style:parent-style-name="Title">
      <style:text-properties officeooo:rsid="000d5bb6" officeooo:paragraph-rsid="000d5bb6"/>
    </style:style>
    <style:style style:name="P3" style:family="paragraph" style:parent-style-name="Text_20_body">
      <style:text-properties officeooo:rsid="000d5bb6" officeooo:paragraph-rsid="000d5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fía</text:p>
      <text:p text:style-name="P1"><text:a xlink:type="simple" xlink:href="https://linuxhint.com/install_ubuntu_virtualbox_2004/" text:style-name="Internet_20_link" text:visited-style-name="Visited_20_Internet_20_Link">https://linuxhint.com/install_ubuntu_virtualbox_2004/</text:a></text:p>
      <text:p text:style-name="P1"><text:a xlink:type="simple" xlink:href="https://support.bluestacks.com/hc/en-us/articles/115003174386-How-can-I-enable-virtualization-VT-on-my-PC-?flash_digest=3bc1a112ea56fcd696dc2abf845388e6ba0dcb2b#“3”" text:style-name="Internet_20_link" text:visited-style-name="Visited_20_Internet_20_Link">https://support.bluestacks.com/hc/en-us/articles/115003174386-How-can-I-enable-virtualization-VT-on-my-PC-?flash_digest=3bc1a112ea56fcd696dc2abf845388e6ba0dcb2b#%E2%80%9C3%E2%80%9D</text:a></text:p>
      <text:p text:style-name="P1"><text:a xlink:type="simple" xlink:href="https://linuxhint.com/virtualbox_shared_folders/" text:style-name="Internet_20_link" text:visited-style-name="Visited_20_Internet_20_Link">https://linuxhint.com/virtualbox_shared_folders/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06:08.060000000</meta:creation-date>
    <dc:date>2020-06-05T12:28:28.814000000</dc:date>
    <meta:editing-duration>PT2H4M16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4" meta:word-count="4" meta:character-count="293" meta:non-whitespace-character-count="293"/>
  </office:meta>
</office:document-meta>
</file>